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.By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yt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parseBy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compareTo( java . lang . By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value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parseByte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de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Byte( by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toString( by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